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IEMPO SIN SOLUCION</text:p>
          </table:table-cell>
          <table:table-cell table:number-columns-repeated="3"/>
          <table:table-cell office:value-type="string" calcext:value-type="string">
            <text:p>TIEMPO SIN ESFUERZ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office:value-type="string" calcext:value-type="string">
            <text:p>5 Y 9</text:p>
          </table:table-cell>
          <table:table-cell office:value-type="float" office:value="10292" calcext:value-type="float">
            <text:p>10292</text:p>
          </table:table-cell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10783" calcext:value-type="float">
            <text:p>10783</text:p>
          </table:table-cell>
        </table:table-row>
        <table:table-row table:style-name="ro1">
          <table:table-cell/>
          <table:table-cell office:value-type="string" calcext:value-type="string">
            <text:p>6 Y 10</text:p>
          </table:table-cell>
          <table:table-cell office:value-type="float" office:value="13233" calcext:value-type="float">
            <text:p>13233</text:p>
          </table:table-cell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14214" calcext:value-type="float">
            <text:p>14214</text:p>
          </table:table-cell>
        </table:table-row>
        <table:table-row table:style-name="ro1">
          <table:table-cell/>
          <table:table-cell office:value-type="string" calcext:value-type="string">
            <text:p>7 Y11</text:p>
          </table:table-cell>
          <table:table-cell office:value-type="float" office:value="17154" calcext:value-type="float">
            <text:p>17154</text:p>
          </table:table-cell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10783" calcext:value-type="float">
            <text:p>10783</text:p>
          </table:table-cell>
        </table:table-row>
        <table:table-row table:style-name="ro1">
          <table:table-cell/>
          <table:table-cell office:value-type="string" calcext:value-type="string">
            <text:p>8 Y 12</text:p>
          </table:table-cell>
          <table:table-cell office:value-type="float" office:value="18625" calcext:value-type="float">
            <text:p>18625</text:p>
          </table:table-cell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16664" calcext:value-type="float">
            <text:p>16664</text:p>
          </table:table-cell>
        </table:table-row>
        <table:table-row table:style-name="ro1">
          <table:table-cell/>
          <table:table-cell office:value-type="string" calcext:value-type="string">
            <text:p>9 Y 13</text:p>
          </table:table-cell>
          <table:table-cell office:value-type="float" office:value="21565" calcext:value-type="float">
            <text:p>21565</text:p>
          </table:table-cell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18625" calcext:value-type="float">
            <text:p>18625</text:p>
          </table:table-cell>
        </table:table-row>
        <table:table-row table:style-name="ro1">
          <table:table-cell/>
          <table:table-cell office:value-type="string" calcext:value-type="string">
            <text:p>10 Y 14</text:p>
          </table:table-cell>
          <table:table-cell office:value-type="float" office:value="24507" calcext:value-type="float">
            <text:p>24507</text:p>
          </table:table-cell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21075" calcext:value-type="float">
            <text:p>21075</text:p>
          </table:table-cell>
        </table:table-row>
        <table:table-row table:style-name="ro1">
          <table:table-cell/>
          <table:table-cell office:value-type="string" calcext:value-type="string">
            <text:p>11 Y 15</text:p>
          </table:table-cell>
          <table:table-cell office:value-type="float" office:value="26467" calcext:value-type="float">
            <text:p>26467</text:p>
          </table:table-cell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23526" calcext:value-type="float">
            <text:p>23526</text:p>
          </table:table-cell>
        </table:table-row>
        <table:table-row table:style-name="ro1">
          <table:table-cell/>
          <table:table-cell office:value-type="string" calcext:value-type="string">
            <text:p>12 Y 16</text:p>
          </table:table-cell>
          <table:table-cell office:value-type="float" office:value="34310" calcext:value-type="float">
            <text:p>34310</text:p>
          </table:table-cell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27937" calcext:value-type="float">
            <text:p>27937</text:p>
          </table:table-cell>
        </table:table-row>
        <table:table-row table:style-name="ro1">
          <table:table-cell/>
          <table:table-cell office:value-type="string" calcext:value-type="string">
            <text:p>13 Y 17</text:p>
          </table:table-cell>
          <table:table-cell office:value-type="float" office:value="39210" calcext:value-type="float">
            <text:p>39210</text:p>
          </table:table-cell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33329" calcext:value-type="float">
            <text:p>33329</text:p>
          </table:table-cell>
        </table:table-row>
        <table:table-row table:style-name="ro1">
          <table:table-cell/>
          <table:table-cell office:value-type="string" calcext:value-type="string">
            <text:p>14 Y 18</text:p>
          </table:table-cell>
          <table:table-cell office:value-type="float" office:value="41171" calcext:value-type="float">
            <text:p>41171</text:p>
          </table:table-cell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39211" calcext:value-type="float">
            <text:p>39211</text:p>
          </table:table-cell>
        </table:table-row>
        <table:table-row table:style-name="ro1">
          <table:table-cell/>
          <table:table-cell office:value-type="string" calcext:value-type="string">
            <text:p>15 Y 19</text:p>
          </table:table-cell>
          <table:table-cell office:value-type="float" office:value="45092" calcext:value-type="float">
            <text:p>45092</text:p>
          </table:table-cell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41661" calcext:value-type="float">
            <text:p>41661</text:p>
          </table:table-cell>
        </table:table-row>
        <table:table-row table:style-name="ro1">
          <table:table-cell/>
          <table:table-cell office:value-type="string" calcext:value-type="string">
            <text:p>16 Y 20</text:p>
          </table:table-cell>
          <table:table-cell office:value-type="float" office:value="48523" calcext:value-type="float">
            <text:p>48523</text:p>
          </table:table-cell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44602" calcext:value-type="float">
            <text:p>44602</text:p>
          </table:table-cell>
        </table:table-row>
        <table:table-row table:style-name="ro1">
          <table:table-cell/>
          <table:table-cell office:value-type="string" calcext:value-type="string">
            <text:p>17 Y 21</text:p>
          </table:table-cell>
          <table:table-cell office:value-type="float" office:value="56365" calcext:value-type="float">
            <text:p>56365</text:p>
          </table:table-cell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48033" calcext:value-type="float">
            <text:p>48033</text:p>
          </table:table-cell>
        </table:table-row>
        <table:table-row table:style-name="ro1">
          <table:table-cell/>
          <table:table-cell office:value-type="string" calcext:value-type="string">
            <text:p>18 Y 22</text:p>
          </table:table-cell>
          <table:table-cell office:value-type="float" office:value="63227" calcext:value-type="float">
            <text:p>63227</text:p>
          </table:table-cell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57345" calcext:value-type="float">
            <text:p>57345</text:p>
          </table:table-cell>
        </table:table-row>
        <table:table-row table:style-name="ro1">
          <table:table-cell/>
          <table:table-cell office:value-type="string" calcext:value-type="string">
            <text:p>19 Y23</text:p>
          </table:table-cell>
          <table:table-cell office:value-type="float" office:value="71069" calcext:value-type="float">
            <text:p>71069</text:p>
          </table:table-cell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61267" calcext:value-type="float">
            <text:p>61267</text:p>
          </table:table-cell>
        </table:table-row>
        <table:table-row table:style-name="ro1">
          <table:table-cell/>
          <table:table-cell office:value-type="string" calcext:value-type="string">
            <text:p>20 Y 24</text:p>
          </table:table-cell>
          <table:table-cell office:value-type="float" office:value="71559" calcext:value-type="float">
            <text:p>71559</text:p>
          </table:table-cell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71070" calcext:value-type="float">
            <text:p>71070</text:p>
          </table:table-cell>
        </table:table-row>
        <table:table-row table:style-name="ro1">
          <table:table-cell/>
          <table:table-cell office:value-type="string" calcext:value-type="string">
            <text:p>21 Y 25</text:p>
          </table:table-cell>
          <table:table-cell office:value-type="float" office:value="82833" calcext:value-type="float">
            <text:p>82833</text:p>
          </table:table-cell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70089" calcext:value-type="float">
            <text:p>70089</text:p>
          </table:table-cell>
        </table:table-row>
        <table:table-row table:style-name="ro1">
          <table:table-cell/>
          <table:table-cell office:value-type="string" calcext:value-type="string">
            <text:p>22 Y 26</text:p>
          </table:table-cell>
          <table:table-cell office:value-type="float" office:value="87243" calcext:value-type="float">
            <text:p>87243</text:p>
          </table:table-cell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81852" calcext:value-type="float">
            <text:p>81852</text:p>
          </table:table-cell>
        </table:table-row>
        <table:table-row table:style-name="ro1">
          <table:table-cell/>
          <table:table-cell office:value-type="string" calcext:value-type="string">
            <text:p>23 Y 27</text:p>
          </table:table-cell>
          <table:table-cell office:value-type="float" office:value="94595" calcext:value-type="float">
            <text:p>94595</text:p>
          </table:table-cell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85773" calcext:value-type="float">
            <text:p>85773</text:p>
          </table:table-cell>
        </table:table-row>
        <table:table-row table:style-name="ro1">
          <table:table-cell/>
          <table:table-cell office:value-type="string" calcext:value-type="string">
            <text:p>24 Y 28</text:p>
          </table:table-cell>
          <table:table-cell office:value-type="float" office:value="99987" calcext:value-type="float">
            <text:p>99987</text:p>
          </table:table-cell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93125" calcext:value-type="float">
            <text:p>93125</text:p>
          </table:table-cell>
        </table:table-row>
        <table:table-row table:style-name="ro1">
          <table:table-cell/>
          <table:table-cell office:value-type="string" calcext:value-type="string">
            <text:p>25 Y 29</text:p>
          </table:table-cell>
          <table:table-cell office:value-type="float" office:value="135766" calcext:value-type="float">
            <text:p>135766</text:p>
          </table:table-cell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99987" calcext:value-type="float">
            <text:p>99987</text:p>
          </table:table-cell>
        </table:table-row>
        <table:table-row table:style-name="ro1">
          <table:table-cell/>
          <table:table-cell office:value-type="string" calcext:value-type="string">
            <text:p>26 Y 30</text:p>
          </table:table-cell>
          <table:table-cell office:value-type="float" office:value="146550" calcext:value-type="float">
            <text:p>146550</text:p>
          </table:table-cell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150961" calcext:value-type="float">
            <text:p>150961</text:p>
          </table:table-cell>
        </table:table-row>
        <table:table-row table:style-name="ro1">
          <table:table-cell/>
          <table:table-cell office:value-type="string" calcext:value-type="string">
            <text:p>27 Y 31</text:p>
          </table:table-cell>
          <table:table-cell office:value-type="float" office:value="147530" calcext:value-type="float">
            <text:p>147530</text:p>
          </table:table-cell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150961" calcext:value-type="float">
            <text:p>150961</text:p>
          </table:table-cell>
        </table:table-row>
        <table:table-row table:style-name="ro1">
          <table:table-cell/>
          <table:table-cell office:value-type="string" calcext:value-type="string">
            <text:p>28 Y 32</text:p>
          </table:table-cell>
          <table:table-cell office:value-type="float" office:value="155862" calcext:value-type="float">
            <text:p>155862</text:p>
          </table:table-cell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154392" calcext:value-type="float">
            <text:p>154392</text:p>
          </table:table-cell>
        </table:table-row>
        <table:table-row table:style-name="ro1">
          <table:table-cell/>
          <table:table-cell office:value-type="string" calcext:value-type="string">
            <text:p>29 Y 33</text:p>
          </table:table-cell>
          <table:table-cell office:value-type="float" office:value="173017" calcext:value-type="float">
            <text:p>173017</text:p>
          </table:table-cell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168115" calcext:value-type="float">
            <text:p>168115</text:p>
          </table:table-cell>
        </table:table-row>
        <table:table-row table:style-name="ro1">
          <table:table-cell/>
          <table:table-cell office:value-type="string" calcext:value-type="string">
            <text:p>30 Y 34</text:p>
          </table:table-cell>
          <table:table-cell office:value-type="float" office:value="174487" calcext:value-type="float">
            <text:p>174487</text:p>
          </table:table-cell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172036" calcext:value-type="float">
            <text:p>172036</text:p>
          </table:table-cell>
        </table:table-row>
        <table:table-row table:style-name="ro1">
          <table:table-cell/>
          <table:table-cell office:value-type="string" calcext:value-type="string">
            <text:p>31 Y 35</text:p>
          </table:table-cell>
          <table:table-cell office:value-type="float" office:value="179389" calcext:value-type="float">
            <text:p>179389</text:p>
          </table:table-cell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183800" calcext:value-type="float">
            <text:p>183800</text:p>
          </table:table-cell>
        </table:table-row>
        <table:table-row table:style-name="ro1">
          <table:table-cell/>
          <table:table-cell office:value-type="string" calcext:value-type="string">
            <text:p>32 Y 36</text:p>
          </table:table-cell>
          <table:table-cell office:value-type="float" office:value="186250" calcext:value-type="float">
            <text:p>186250</text:p>
          </table:table-cell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155862" calcext:value-type="float">
            <text:p>155862</text:p>
          </table:table-cell>
        </table:table-row>
        <table:table-row table:style-name="ro1">
          <table:table-cell/>
          <table:table-cell office:value-type="string" calcext:value-type="string">
            <text:p>33 Y 37</text:p>
          </table:table-cell>
          <table:table-cell office:value-type="float" office:value="194093" calcext:value-type="float">
            <text:p>194093</text:p>
          </table:table-cell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197033" calcext:value-type="float">
            <text:p>197033</text:p>
          </table:table-cell>
        </table:table-row>
        <table:table-row table:style-name="ro1">
          <table:table-cell/>
          <table:table-cell office:value-type="string" calcext:value-type="string">
            <text:p>34 Y 38</text:p>
          </table:table-cell>
          <table:table-cell office:value-type="float" office:value="201444" calcext:value-type="float">
            <text:p>201444</text:p>
          </table:table-cell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214678" calcext:value-type="float">
            <text:p>214678</text:p>
          </table:table-cell>
        </table:table-row>
        <table:table-row table:style-name="ro1">
          <table:table-cell/>
          <table:table-cell office:value-type="string" calcext:value-type="string">
            <text:p>35 Y 39</text:p>
          </table:table-cell>
          <table:table-cell office:value-type="float" office:value="223500" calcext:value-type="float">
            <text:p>223500</text:p>
          </table:table-cell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216148" calcext:value-type="float">
            <text:p>216148</text:p>
          </table:table-cell>
        </table:table-row>
        <table:table-row table:style-name="ro1">
          <table:table-cell/>
          <table:table-cell office:value-type="string" calcext:value-type="string">
            <text:p>36 Y 40</text:p>
          </table:table-cell>
          <table:table-cell office:value-type="float" office:value="229872" calcext:value-type="float">
            <text:p>229872</text:p>
          </table:table-cell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227912" calcext:value-type="float">
            <text:p>227912</text:p>
          </table:table-cell>
        </table:table-row>
        <table:table-row table:style-name="ro1">
          <table:table-cell/>
          <table:table-cell office:value-type="string" calcext:value-type="string">
            <text:p>37 Y 41</text:p>
          </table:table-cell>
          <table:table-cell office:value-type="float" office:value="256830" calcext:value-type="float">
            <text:p>256830</text:p>
          </table:table-cell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214678" calcext:value-type="float">
            <text:p>214678</text:p>
          </table:table-cell>
        </table:table-row>
        <table:table-row table:style-name="ro1">
          <table:table-cell/>
          <table:table-cell office:value-type="string" calcext:value-type="string">
            <text:p>38 Y 42</text:p>
          </table:table-cell>
          <table:table-cell office:value-type="float" office:value="260260" calcext:value-type="float">
            <text:p>260260</text:p>
          </table:table-cell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249968" calcext:value-type="float">
            <text:p>249968</text:p>
          </table:table-cell>
        </table:table-row>
        <table:table-row table:style-name="ro1">
          <table:table-cell/>
          <table:table-cell office:value-type="string" calcext:value-type="string">
            <text:p>39 Y 43</text:p>
          </table:table-cell>
          <table:table-cell office:value-type="float" office:value="281826" calcext:value-type="float">
            <text:p>281826</text:p>
          </table:table-cell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257810" calcext:value-type="float">
            <text:p>257810</text:p>
          </table:table-cell>
        </table:table-row>
        <table:table-row table:style-name="ro1">
          <table:table-cell/>
          <table:table-cell office:value-type="string" calcext:value-type="string">
            <text:p>40 Y 44</text:p>
          </table:table-cell>
          <table:table-cell office:value-type="float" office:value="289668" calcext:value-type="float">
            <text:p>289668</text:p>
          </table:table-cell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268593" calcext:value-type="float">
            <text:p>268593</text:p>
          </table:table-cell>
        </table:table-row>
        <table:table-row table:style-name="ro1">
          <table:table-cell/>
          <table:table-cell office:value-type="string" calcext:value-type="string">
            <text:p>41 Y 45</text:p>
          </table:table-cell>
          <table:table-cell office:value-type="float" office:value="293589" calcext:value-type="float">
            <text:p>293589</text:p>
          </table:table-cell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284277" calcext:value-type="float">
            <text:p>284277</text:p>
          </table:table-cell>
        </table:table-row>
        <table:table-row table:style-name="ro1">
          <table:table-cell/>
          <table:table-cell office:value-type="string" calcext:value-type="string">
            <text:p>42 Y 46</text:p>
          </table:table-cell>
          <table:table-cell office:value-type="float" office:value="298000" calcext:value-type="float">
            <text:p>298000</text:p>
          </table:table-cell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299961" calcext:value-type="float">
            <text:p>299961</text:p>
          </table:table-cell>
        </table:table-row>
        <table:table-row table:style-name="ro1">
          <table:table-cell/>
          <table:table-cell office:value-type="string" calcext:value-type="string">
            <text:p>43 Y 47</text:p>
          </table:table-cell>
          <table:table-cell office:value-type="float" office:value="314665" calcext:value-type="float">
            <text:p>314665</text:p>
          </table:table-cell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304372" calcext:value-type="float">
            <text:p>304372</text:p>
          </table:table-cell>
        </table:table-row>
        <table:table-row table:style-name="ro1">
          <table:table-cell/>
          <table:table-cell office:value-type="string" calcext:value-type="string">
            <text:p>44 Y 48</text:p>
          </table:table-cell>
          <table:table-cell office:value-type="float" office:value="323978" calcext:value-type="float">
            <text:p>323978</text:p>
          </table:table-cell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323487" calcext:value-type="float">
            <text:p>323487</text:p>
          </table:table-cell>
        </table:table-row>
        <table:table-row table:style-name="ro1">
          <table:table-cell/>
          <table:table-cell office:value-type="string" calcext:value-type="string">
            <text:p>45 Y 49</text:p>
          </table:table-cell>
          <table:table-cell office:value-type="float" office:value="340642" calcext:value-type="float">
            <text:p>340642</text:p>
          </table:table-cell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332310" calcext:value-type="float">
            <text:p>332310</text:p>
          </table:table-cell>
        </table:table-row>
        <table:table-row table:style-name="ro1">
          <table:table-cell/>
          <table:table-cell office:value-type="string" calcext:value-type="string">
            <text:p>46 Y 50</text:p>
          </table:table-cell>
          <table:table-cell office:value-type="float" office:value="402398" calcext:value-type="float">
            <text:p>402398</text:p>
          </table:table-cell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322997" calcext:value-type="float">
            <text:p>322997</text:p>
          </table:table-cell>
        </table:table-row>
        <table:table-row table:style-name="ro1">
          <table:table-cell/>
          <table:table-cell table:style-name="ce1" office:value-type="string" calcext:value-type="string">
            <text:p>47 Y 51</text:p>
          </table:table-cell>
          <table:table-cell office:value-type="float" office:value="462685" calcext:value-type="float">
            <text:p>462685</text:p>
          </table:table-cell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551399" calcext:value-type="float">
            <text:p>551399</text:p>
          </table:table-cell>
        </table:table-row>
        <table:table-row table:style-name="ro1">
          <table:table-cell/>
          <table:table-cell office:value-type="string" calcext:value-type="string">
            <text:p>48 Y 52</text:p>
          </table:table-cell>
          <table:table-cell office:value-type="float" office:value="590610" calcext:value-type="float">
            <text:p>590610</text:p>
          </table:table-cell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356816" calcext:value-type="float">
            <text:p>356816</text:p>
          </table:table-cell>
        </table:table-row>
        <table:table-row table:style-name="ro1">
          <table:table-cell/>
          <table:table-cell office:value-type="string" calcext:value-type="string">
            <text:p>49 Y 53</text:p>
          </table:table-cell>
          <table:table-cell office:value-type="float" office:value="1692427" calcext:value-type="float">
            <text:p>1692427</text:p>
          </table:table-cell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388185" calcext:value-type="float">
            <text:p>388185</text:p>
          </table:table-cell>
        </table:table-row>
      </table:table>
      <table:named-expressions/>
      <table:database-ranges>
        <table:database-range table:name="__Anonymous_Sheet_DB__0" table:target-range-address="Hoja1.B4:Hoja1.B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00:33:53.257780942</meta:creation-date>
    <dc:date>2016-10-03T01:47:16.163960207</dc:date>
    <meta:editing-duration>PT1H8M42S</meta:editing-duration>
    <meta:editing-cycles>2</meta:editing-cycles>
    <meta:generator>LibreOffice/4.2.8.2$Linux_x86 LibreOffice_project/420m0$Build-2</meta:generator>
    <meta:document-statistic meta:table-count="1" meta:cell-count="186" meta:object-count="0"/>
  </office:meta>
</office:document-meta>
</file>